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2328313</text:p>
          </table:table-cell>
          <table:table-cell office:value-type="string" calcext:value-type="string">
            <text:p>2024-0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2272" calcext:value-type="float">
            <text:p>44.62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28313</text:p>
          </table:table-cell>
          <table:table-cell office:value-type="string" calcext:value-type="string">
            <text:p>2023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57672" calcext:value-type="float">
            <text:p>43.857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28313</text:p>
          </table:table-cell>
          <table:table-cell office:value-type="string" calcext:value-type="string">
            <text:p>2022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30824" calcext:value-type="float">
            <text:p>43.930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28313</text:p>
          </table:table-cell>
          <table:table-cell office:value-type="string" calcext:value-type="string">
            <text:p>2021-0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10072" calcext:value-type="float">
            <text:p>44.010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28313</text:p>
          </table:table-cell>
          <table:table-cell office:value-type="string" calcext:value-type="string">
            <text:p>2020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37048" calcext:value-type="float">
            <text:p>43.437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28313</text:p>
          </table:table-cell>
          <table:table-cell office:value-type="string" calcext:value-type="string">
            <text:p>2019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98136" calcext:value-type="float">
            <text:p>42.99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28313</text:p>
          </table:table-cell>
          <table:table-cell office:value-type="string" calcext:value-type="string">
            <text:p>2018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20896" calcext:value-type="float">
            <text:p>42.22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28313</text:p>
          </table:table-cell>
          <table:table-cell office:value-type="string" calcext:value-type="string">
            <text:p>2016-12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0436" calcext:value-type="float">
            <text:p>42.50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28313</text:p>
          </table:table-cell>
          <table:table-cell office:value-type="string" calcext:value-type="string">
            <text:p>2016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20896" calcext:value-type="float">
            <text:p>42.22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28313</text:p>
          </table:table-cell>
          <table:table-cell office:value-type="string" calcext:value-type="string">
            <text:p>2014-1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17136" calcext:value-type="float">
            <text:p>42.61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28313</text:p>
          </table:table-cell>
          <table:table-cell office:value-type="string" calcext:value-type="string">
            <text:p>2013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33672" calcext:value-type="float">
            <text:p>42.33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28313</text:p>
          </table:table-cell>
          <table:table-cell office:value-type="string" calcext:value-type="string">
            <text:p>2012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22064" calcext:value-type="float">
            <text:p>42.42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28313</text:p>
          </table:table-cell>
          <table:table-cell office:value-type="string" calcext:value-type="string">
            <text:p>2010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55976" calcext:value-type="float">
            <text:p>40.95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28313</text:p>
          </table:table-cell>
          <table:table-cell office:value-type="string" calcext:value-type="string">
            <text:p>2010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33344" calcext:value-type="float">
            <text:p>41.233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28313</text:p>
          </table:table-cell>
          <table:table-cell office:value-type="string" calcext:value-type="string">
            <text:p>2009-03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82368" calcext:value-type="float">
            <text:p>40.28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5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11" meta:object-count="0"/>
    <meta:user-defined meta:name="AppVersion">3.0</meta:user-defined>
  </office:meta>
</office:document-meta>
</file>